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paragraph-rsid="00121daf"/>
    </style:style>
    <style:style style:name="P2" style:family="paragraph" style:parent-style-name="Footnote">
      <style:text-properties fo:font-size="8pt" officeooo:paragraph-rsid="0012b520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24pt" style:text-underline-style="solid" style:text-underline-width="auto" style:text-underline-color="font-color" fo:font-weight="bold" officeooo:rsid="00121daf" officeooo:paragraph-rsid="00121daf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DejaVu Sans Mono" fo:font-size="16pt" officeooo:paragraph-rsid="00121daf" style:font-size-asian="16pt" style:font-size-complex="16pt"/>
    </style:style>
    <style:style style:name="P5" style:family="paragraph" style:parent-style-name="Standard">
      <style:text-properties style:font-name="DejaVu Sans Mono" fo:font-size="16pt" style:font-size-asian="16pt" style:font-size-complex="16pt"/>
    </style:style>
    <style:style style:name="P6" style:family="paragraph" style:parent-style-name="Standard">
      <style:text-properties style:font-name="DejaVu Sans Mono" fo:font-size="16pt" fo:font-style="italic" style:text-underline-style="solid" style:text-underline-width="auto" style:text-underline-color="font-color" fo:font-weight="bold" officeooo:paragraph-rsid="00121daf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font-name="DejaVu Sans Mono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style:font-name="DejaVu Sans Mono" fo:font-size="16pt" fo:font-style="italic" style:text-underline-style="solid" style:text-underline-width="auto" style:text-underline-color="font-color" fo:font-weight="bold" officeooo:rsid="0013aa94" officeooo:paragraph-rsid="0013aa94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121daf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121daf" style:font-style-asian="italic" style:font-weight-asian="bold" style:font-style-complex="italic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officeooo:rsid="00121daf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style:font-name="DejaVu Sans Mono" fo:font-size="6pt" style:font-size-asian="6pt" style:font-size-complex="6pt"/>
    </style:style>
    <style:style style:name="T10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<text:note text:id="ftn0" text:note-class="footnote"><text:note-citation>1</text:note-citation><text:note-body><text:p text:style-name="P2"><text:span text:style-name="T9">CCLI Song # 7139992 © 2019 CityAlight Music | Farren Love And War Publishing | Integrity's Alleluia! Music | Wanaaring Road Music. For use solely with the SongSelect® Terms of Use. All rights reserved. </text:span><text:a xlink:type="simple" xlink:href="http://www.ccli.com/" text:style-name="Internet_20_link" text:visited-style-name="Visited_20_Internet_20_Link"><text:span text:style-name="T9">www.ccli.com</text:span></text:a><text:span text:style-name="T9"> CCLI License # 3266058</text:span></text:p></text:note-body></text:note></text:span>Jesus, Strong and Kind</text:p>
      <text:p text:style-name="P1"/>
      <text:p text:style-name="P4"><text:span text:style-name="T2">Verse </text:span><text:span text:style-name="T3">1</text:span><text:span text:style-name="T7"> <text:s text:c="5"/>Je-sus</text:span> said <text:span text:style-name="T1">t</text:span>hat if I thirst</text:p>
      <text:p text:style-name="P4"><text:s text:c="13"/>I should come to him</text:p>
      <text:p text:style-name="P4"><text:s text:c="13"/>No one else can sa-tis-fy</text:p>
      <text:p text:style-name="P4"><text:s text:c="13"/>I should come to him</text:p>
      <text:p text:style-name="P5"/>
      <text:p text:style-name="P4"><text:span text:style-name="T2">Verse 2</text:span> <text:s text:c="5"/>Je-sus said <text:span text:style-name="T1">i</text:span>f I am weak</text:p>
      <text:p text:style-name="P4"><text:s text:c="13"/>I should come to him</text:p>
      <text:p text:style-name="P4"><text:s text:c="13"/>No one else can be my strength</text:p>
      <text:p text:style-name="P4"><text:s text:c="13"/>I should come to him</text:p>
      <text:p text:style-name="P5"/>
      <text:p text:style-name="P5"><text:span text:style-name="T2">Chorus</text:span> <text:s text:c="6"/>For the Lord is good and faith-ful</text:p>
      <text:p text:style-name="P5"><text:s text:c="13"/>He will keep us day and night</text:p>
      <text:p text:style-name="P5"><text:s text:c="13"/>We can al-ways run to Je-sus</text:p>
      <text:p text:style-name="P5"><text:s text:c="13"/>Je-sus, strong and kind</text:p>
      <text:p text:style-name="P5"/>
      <text:p text:style-name="P5"><text:span text:style-name="T2">Verse 3</text:span> <text:s text:c="5"/>Je-sus said <text:span text:style-name="T1">t</text:span>hat if I fear</text:p>
      <text:p text:style-name="P5"><text:s text:c="13"/>I should come to him</text:p>
      <text:p text:style-name="P5"><text:s text:c="13"/>No one else can be my shield</text:p>
      <text:p text:style-name="P5"><text:s text:c="13"/>I should come to him</text:p>
      <text:p text:style-name="P5"/>
      <text:p text:style-name="P6">Chorus</text:p>
      <text:p text:style-name="P5"/>
      <text:p text:style-name="P5"><text:span text:style-name="T2">Verse 4</text:span> <text:s text:c="5"/>Je-sus said if I am lost</text:p>
      <text:p text:style-name="P5"><text:s text:c="13"/>He will come to me</text:p>
      <text:p text:style-name="P5"><text:s text:c="13"/>And he showed me on that cross</text:p>
      <text:p text:style-name="P5"><text:s text:c="13"/>He will come to me</text:p>
      <text:p text:style-name="P5"/>
      <text:p text:style-name="P7">Chorus<text:span text:style-name="T4"> </text:span><text:span text:style-name="T6">(x2)</text:span></text:p>
      <text:p text:style-name="P7"><text:span text:style-name="T6"/></text:p>
      <text:p text:style-name="P8"><text:span text:style-name="T1">O</text:span>utro<text:span text:style-name="T7"> <text:s text:c="7"/>Je-sus, strong and kind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21:46:16.811593411</meta:creation-date>
    <dc:date>2025-05-27T22:53:39.389917005</dc:date>
    <meta:editing-duration>PT46M52S</meta:editing-duration>
    <meta:editing-cycles>5</meta:editing-cycles>
    <meta:generator>LibreOffice/7.6.7.2$Linux_X86_64 LibreOffice_project/60$Build-2</meta:generator>
    <meta:print-date>2025-05-27T22:53:44.934242150</meta:print-date>
    <meta:printed-by>PDF files</meta:printed-by>
    <meta:document-statistic meta:table-count="0" meta:image-count="0" meta:object-count="0" meta:page-count="1" meta:paragraph-count="25" meta:word-count="174" meta:character-count="1058" meta:non-whitespace-character-count="681"/>
  </office:meta>
</office:document-meta>
</file>